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nough pragmatists resign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solution, so election</text:p>
          </table:table-cell>
          <table:table-cell table:number-columns-repeated="7"/>
        </table:table-row>
        <table:table-row table:style-name="ro1">
          <table:table-cell table:formula="of:=[.A2]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8]*[.B8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etaker and PV</text:p>
          </table:table-cell>
          <table:table-cell table:number-columns-repeated="7"/>
        </table:table-row>
        <table:table-row table:style-name="ro1">
          <table:table-cell table:formula="of:=[.A2]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1]*[.B11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etaker and Deal</text:p>
          </table:table-cell>
          <table:table-cell table:number-columns-repeated="7"/>
        </table:table-row>
        <table:table-row table:style-name="ro1">
          <table:table-cell table:formula="of:=[.A2]"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4]*[.B14]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7"/>
        </table:table-row>
        <table:table-row table:style-name="ro1">
          <table:table-cell table:formula="of:=[.A2]"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7]*[.B17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ees it through to summer</text:p>
          </table:table-cell>
          <table:table-cell table:number-columns-repeated="7"/>
        </table:table-row>
        <table:table-row table:style-name="ro1">
          <table:table-cell table:formula="of:=[.A5]" office:value-type="float" office:value="0.4" calcext:value-type="float">
            <text:p>0.4</text:p>
          </table:table-cell>
          <table:table-cell table:number-columns-repeated="4"/>
          <table:table-cell table:formula="of:=[.A2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formula="of:=[.F17]" office:value-type="float" office:value="0.12" calcext:value-type="float">
            <text:p>0.12</text:p>
          </table:table-cell>
          <table:table-cell table:number-columns-repeated="4"/>
          <table:table-cell table:formula="of:=[.A21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0:.F21])"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calls a GE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25]*[.B25]"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goes for PV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28]*[.B28]"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no serious effort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31]*[.B31]"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WA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34]*[.B34]"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table:formula="of:=[.F14]"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35]*[.B35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4:.F35])" office:value-type="float" office:value="0.246" calcext:value-type="float">
            <text:p>0.24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PD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39]*[.B39]"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formula="of:=[.F14]"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40]*[.B40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9:.F40])"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votes on Deal, rejects</text:p>
          </table:table-cell>
          <table:table-cell table:number-columns-repeated="7"/>
        </table:table-row>
        <table:table-row table:style-name="ro1">
          <table:table-cell table:formula="of:=[.F36]" office:value-type="float" office:value="0.246" calcext:value-type="float">
            <text:p>0.24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44]*[.B44]*[.C44]" office:value-type="float" office:value="0.06642" calcext:value-type="float">
            <text:p>0.06642</text:p>
          </table:table-cell>
          <table:table-cell table:number-columns-repeated="2"/>
        </table:table-row>
        <table:table-row table:style-name="ro1">
          <table:table-cell table:formula="of:=[.F36]" office:value-type="float" office:value="0.246" calcext:value-type="float">
            <text:p>0.24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45]*[.B45]*[.C45]" office:value-type="float" office:value="0.00492" calcext:value-type="float">
            <text:p>0.00492</text:p>
          </table:table-cell>
          <table:table-cell table:number-columns-repeated="2"/>
        </table:table-row>
        <table:table-row table:style-name="ro1">
          <table:table-cell table:formula="of:=[.F41]" office:value-type="float" office:value="0.116" calcext:value-type="float">
            <text:p>0.11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[.A46]*[.B46]*[.C46]" office:value-type="float" office:value="0.00464" calcext:value-type="float">
            <text:p>0.00464</text:p>
          </table:table-cell>
          <table:table-cell table:number-columns-repeated="2"/>
        </table:table-row>
        <table:table-row table:style-name="ro1">
          <table:table-cell table:formula="of:=[.F41]" office:value-type="float" office:value="0.116" calcext:value-type="float">
            <text:p>0.11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47]*[.B47]*[.C47]" office:value-type="float" office:value="0.0464" calcext:value-type="float">
            <text:p>0.04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44:.F47])" office:value-type="float" office:value="0.12238" calcext:value-type="float">
            <text:p>0.1223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doesn’t vote on Deal</text:p>
          </table:table-cell>
          <table:table-cell table:number-columns-repeated="7"/>
        </table:table-row>
        <table:table-row table:style-name="ro1">
          <table:table-cell table:formula="of:=[.F36]" office:value-type="float" office:value="0.246" calcext:value-type="float">
            <text:p>0.24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51]*[.B51]*[.C51]" office:value-type="float" office:value="0.13284" calcext:value-type="float">
            <text:p>0.13284</text:p>
          </table:table-cell>
          <table:table-cell table:number-columns-repeated="2"/>
        </table:table-row>
        <table:table-row table:style-name="ro1">
          <table:table-cell table:formula="of:=[.F36]" office:value-type="float" office:value="0.246" calcext:value-type="float">
            <text:p>0.24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52]*[.B52]*[.C52]" office:value-type="float" office:value="0.00492" calcext:value-type="float">
            <text:p>0.00492</text:p>
          </table:table-cell>
          <table:table-cell table:number-columns-repeated="2"/>
        </table:table-row>
        <table:table-row table:style-name="ro1">
          <table:table-cell table:formula="of:=[.F41]" office:value-type="float" office:value="0.116" calcext:value-type="float">
            <text:p>0.11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53]*[.B53]*[.C53]" office:value-type="float" office:value="0.01856" calcext:value-type="float">
            <text:p>0.01856</text:p>
          </table:table-cell>
          <table:table-cell table:number-columns-repeated="2"/>
        </table:table-row>
        <table:table-row table:style-name="ro1">
          <table:table-cell table:formula="of:=[.F41]" office:value-type="float" office:value="0.116" calcext:value-type="float">
            <text:p>0.11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54]*[.B54]*[.C54]" office:value-type="float" office:value="0.02784" calcext:value-type="float">
            <text:p>0.027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51:.F54])" office:value-type="float" office:value="0.18416" calcext:value-type="float">
            <text:p>0.1841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approves</text:p>
          </table:table-cell>
          <table:table-cell table:number-columns-repeated="7"/>
        </table:table-row>
        <table:table-row table:style-name="ro1">
          <table:table-cell table:formula="of:=[.F36]" office:value-type="float" office:value="0.246" calcext:value-type="float">
            <text:p>0.24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58]*[.B58]*[.C58]" office:value-type="float" office:value="0.02214" calcext:value-type="float">
            <text:p>0.02214</text:p>
          </table:table-cell>
          <table:table-cell table:number-columns-repeated="2"/>
        </table:table-row>
        <table:table-row table:style-name="ro1">
          <table:table-cell table:formula="of:=[.F36]" office:value-type="float" office:value="0.246" calcext:value-type="float">
            <text:p>0.24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59]*[.B59]*[.C59]" office:value-type="float" office:value="0.01476" calcext:value-type="float">
            <text:p>0.01476</text:p>
          </table:table-cell>
          <table:table-cell table:number-columns-repeated="2"/>
        </table:table-row>
        <table:table-row table:style-name="ro1">
          <table:table-cell table:formula="of:=[.F41]" office:value-type="float" office:value="0.116" calcext:value-type="float">
            <text:p>0.11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60]*[.B60]*[.C60]" office:value-type="float" office:value="0.01856" calcext:value-type="float">
            <text:p>0.018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58:.F60])" office:value-type="float" office:value="0.05546" calcext:value-type="float">
            <text:p>0.0554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ough pragmatists resign (later)</text:p>
          </table:table-cell>
          <table:table-cell table:number-columns-repeated="7"/>
        </table:table-row>
        <table:table-row table:style-name="ro1">
          <table:table-cell table:formula="of:=[.F31]" office:value-type="float" office:value="0.156" calcext:value-type="float">
            <text:p>0.15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64]*[.B64]" office:value-type="float" office:value="0.1404" calcext:value-type="float">
            <text:p>0.1404</text:p>
          </table:table-cell>
          <table:table-cell table:number-columns-repeated="2"/>
        </table:table-row>
        <table:table-row table:style-name="ro1">
          <table:table-cell table:formula="of:=[.F48]" office:value-type="float" office:value="0.12238" calcext:value-type="float">
            <text:p>0.12238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65]*[.B65]" office:value-type="float" office:value="0.036714" calcext:value-type="float">
            <text:p>0.036714</text:p>
          </table:table-cell>
          <table:table-cell table:number-columns-repeated="2"/>
        </table:table-row>
        <table:table-row table:style-name="ro1">
          <table:table-cell table:formula="of:=[.F55]" office:value-type="float" office:value="0.18416" calcext:value-type="float">
            <text:p>0.18416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66]*[.B66]" office:value-type="float" office:value="0.110496" calcext:value-type="float">
            <text:p>0.1104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64:.F66])" office:value-type="float" office:value="0.28761" calcext:value-type="float">
            <text:p>0.2876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 (later)</text:p>
          </table:table-cell>
          <table:table-cell table:number-columns-repeated="7"/>
        </table:table-row>
        <table:table-row table:style-name="ro1">
          <table:table-cell table:formula="of:=[.F31]" office:value-type="float" office:value="0.156" calcext:value-type="float">
            <text:p>0.15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70]*[.B70]" office:value-type="float" office:value="0.0156" calcext:value-type="float">
            <text:p>0.0156</text:p>
          </table:table-cell>
          <table:table-cell table:number-columns-repeated="2"/>
        </table:table-row>
        <table:table-row table:style-name="ro1">
          <table:table-cell table:formula="of:=[.F48]" office:value-type="float" office:value="0.12238" calcext:value-type="float">
            <text:p>0.12238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71]*[.B71]" office:value-type="float" office:value="0.085666" calcext:value-type="float">
            <text:p>0.085666</text:p>
          </table:table-cell>
          <table:table-cell table:number-columns-repeated="2"/>
        </table:table-row>
        <table:table-row table:style-name="ro1">
          <table:table-cell table:formula="of:=[.F55]" office:value-type="float" office:value="0.18416" calcext:value-type="float">
            <text:p>0.18416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72]*[.B72]" office:value-type="float" office:value="0.073664" calcext:value-type="float">
            <text:p>0.0736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0:.F72])" office:value-type="float" office:value="0.17493" calcext:value-type="float">
            <text:p>0.1749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CO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Election</text:p>
          </table:table-cell>
          <table:table-cell table:number-columns-repeated="7"/>
        </table:table-row>
        <table:table-row table:style-name="ro1">
          <table:table-cell table:formula="of:=[.F8]" office:value-type="float" office:value="0.24" calcext:value-type="float">
            <text:p>0.24</text:p>
          </table:table-cell>
          <table:table-cell table:number-columns-repeated="4"/>
          <table:table-cell table:formula="of:=[.A77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table:formula="of:=[.F25]" office:value-type="float" office:value="0.156" calcext:value-type="float">
            <text:p>0.156</text:p>
          </table:table-cell>
          <table:table-cell table:number-columns-repeated="4"/>
          <table:table-cell table:formula="of:=[.A78]"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table:formula="of:=[.F67]" office:value-type="float" office:value="0.28761" calcext:value-type="float">
            <text:p>0.2876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79]*[.B79]" office:value-type="float" office:value="0.258849" calcext:value-type="float">
            <text:p>0.258849</text:p>
          </table:table-cell>
          <table:table-cell/>
          <table:table-cell office:value-type="string" calcext:value-type="string">
            <text:p>ROUN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7:.F79])" office:value-type="float" office:value="0.654849" calcext:value-type="float">
            <text:p>0.654849</text:p>
          </table:table-cell>
          <table:table-cell table:formula="of:=[.F80]*100" office:value-type="float" office:value="65.4849" calcext:value-type="float">
            <text:p>65.484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7"/>
        </table:table-row>
        <table:table-row table:style-name="ro1">
          <table:table-cell table:formula="of:=[.F28]" office:value-type="float" office:value="0.026" calcext:value-type="float">
            <text:p>0.026</text:p>
          </table:table-cell>
          <table:table-cell table:number-columns-repeated="4"/>
          <table:table-cell table:formula="of:=[.A83]"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formula="of:=[.F11]" office:value-type="float" office:value="0.06" calcext:value-type="float">
            <text:p>0.06</text:p>
          </table:table-cell>
          <table:table-cell table:number-columns-repeated="4"/>
          <table:table-cell table:formula="of:=[.A84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.F67]" office:value-type="float" office:value="0.28761" calcext:value-type="float">
            <text:p>0.2876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85]*[.B85]" office:value-type="float" office:value="0.028761" calcext:value-type="float">
            <text:p>0.0287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83:.F85])" office:value-type="float" office:value="0.114761" calcext:value-type="float">
            <text:p>0.114761</text:p>
          </table:table-cell>
          <table:table-cell table:formula="of:=[.F86]*100" office:value-type="float" office:value="11.4761" calcext:value-type="float">
            <text:p>11.47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formula="of:=[.F73]" office:value-type="float" office:value="0.17493" calcext:value-type="float">
            <text:p>0.1749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89]*[.B89]" office:value-type="float" office:value="0.122451" calcext:value-type="float">
            <text:p>0.122451</text:p>
          </table:table-cell>
          <table:table-cell table:formula="of:=[.F89]*100" office:value-type="float" office:value="12.2451" calcext:value-type="float">
            <text:p>12.24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</table:table-row>
        <table:table-row table:style-name="ro1">
          <table:table-cell table:formula="of:=[.F73]" office:value-type="float" office:value="0.17493" calcext:value-type="float">
            <text:p>0.17493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92]*[.B92]" office:value-type="float" office:value="0.052479" calcext:value-type="float">
            <text:p>0.052479</text:p>
          </table:table-cell>
          <table:table-cell table:formula="of:=[.F92]*100" office:value-type="float" office:value="5.2479" calcext:value-type="float">
            <text:p>5.2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</table:table-row>
        <table:table-row table:style-name="ro1">
          <table:table-cell table:formula="of:=[.F61]" office:value-type="float" office:value="0.05546" calcext:value-type="float">
            <text:p>0.05546</text:p>
          </table:table-cell>
          <table:table-cell table:number-columns-repeated="4"/>
          <table:table-cell table:formula="of:=[.A95]" office:value-type="float" office:value="0.05546" calcext:value-type="float">
            <text:p>0.05546</text:p>
          </table:table-cell>
          <table:table-cell table:formula="of:=[.F95]*100" office:value-type="float" office:value="5.546" calcext:value-type="float">
            <text:p>5.5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80:.G95])" office:value-type="float" office:value="100" calcext:value-type="float">
            <text:p>100</text:p>
          </table:table-cell>
          <table:table-cell table:formula="of:=SUM([.H80:.H95])" office:value-type="float" office:value="100" calcext:value-type="float">
            <text:p>100</text:p>
          </table:table-cell>
        </table:table-row>
      </table:table>
      <table:table table:name="Crisis Soo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nough pragmatists resig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formula="of:=[.A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formula="of:=[.A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solution, so election</text:p>
          </table:table-cell>
          <table:table-cell table:number-columns-repeated="7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8]*[.B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etaker and PV</text:p>
          </table:table-cell>
          <table:table-cell table:number-columns-repeated="7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1]*[.B1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etaker and Deal</text:p>
          </table:table-cell>
          <table:table-cell table:number-columns-repeated="7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4]*[.B1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7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7]*[.B1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ees it through to summer</text:p>
          </table:table-cell>
          <table:table-cell table:number-columns-repeated="7"/>
        </table:table-row>
        <table:table-row table:style-name="ro1">
          <table:table-cell table:formula="of:=[.A5]" office:value-type="float" office:value="0" calcext:value-type="float">
            <text:p>0</text:p>
          </table:table-cell>
          <table:table-cell table:number-columns-repeated="4"/>
          <table:table-cell table:formula="of:=[.A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F17]" office:value-type="float" office:value="0.2" calcext:value-type="float">
            <text:p>0.2</text:p>
          </table:table-cell>
          <table:table-cell table:number-columns-repeated="4"/>
          <table:table-cell table:formula="of:=[.A2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0:.F21]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calls a GE</text:p>
          </table:table-cell>
          <table:table-cell table:number-columns-repeated="7"/>
        </table:table-row>
        <table:table-row table:style-name="ro1">
          <table:table-cell table:formula="of:=[.F22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25]*[.B25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goes for PV</text:p>
          </table:table-cell>
          <table:table-cell table:number-columns-repeated="7"/>
        </table:table-row>
        <table:table-row table:style-name="ro1">
          <table:table-cell table:formula="of:=[.F22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28]*[.B28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no serious effort</text:p>
          </table:table-cell>
          <table:table-cell table:number-columns-repeated="7"/>
        </table:table-row>
        <table:table-row table:style-name="ro1">
          <table:table-cell table:formula="of:=[.F22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31]*[.B31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WA</text:p>
          </table:table-cell>
          <table:table-cell table:number-columns-repeated="7"/>
        </table:table-row>
        <table:table-row table:style-name="ro1">
          <table:table-cell table:formula="of:=[.F22]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34]*[.B34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.F14]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35]*[.B35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4:.F35])"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PD</text:p>
          </table:table-cell>
          <table:table-cell table:number-columns-repeated="7"/>
        </table:table-row>
        <table:table-row table:style-name="ro1">
          <table:table-cell table:formula="of:=[.F22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39]*[.B39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formula="of:=[.F14]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40]*[.B40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9:.F40])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votes on Deal, rejects</text:p>
          </table:table-cell>
          <table:table-cell table:number-columns-repeated="7"/>
        </table:table-row>
        <table:table-row table:style-name="ro1">
          <table:table-cell table:formula="of:=[.F36]"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44]*[.B44]*[.C44]" office:value-type="float" office:value="0.0567" calcext:value-type="float">
            <text:p>0.0567</text:p>
          </table:table-cell>
          <table:table-cell table:number-columns-repeated="2"/>
        </table:table-row>
        <table:table-row table:style-name="ro1">
          <table:table-cell table:formula="of:=[.F36]"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45]*[.B45]*[.C45]" office:value-type="float" office:value="0.0042" calcext:value-type="float">
            <text:p>0.0042</text:p>
          </table:table-cell>
          <table:table-cell table:number-columns-repeated="2"/>
        </table:table-row>
        <table:table-row table:style-name="ro1">
          <table:table-cell table:formula="of:=[.F41]" office:value-type="float" office:value="0.16" calcext:value-type="float">
            <text:p>0.1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[.A46]*[.B46]*[.C46]" office:value-type="float" office:value="0.0064" calcext:value-type="float">
            <text:p>0.0064</text:p>
          </table:table-cell>
          <table:table-cell table:number-columns-repeated="2"/>
        </table:table-row>
        <table:table-row table:style-name="ro1">
          <table:table-cell table:formula="of:=[.F41]"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47]*[.B47]*[.C47]"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44:.F47])" office:value-type="float" office:value="0.1313" calcext:value-type="float">
            <text:p>0.1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doesn’t vote on Deal</text:p>
          </table:table-cell>
          <table:table-cell table:number-columns-repeated="7"/>
        </table:table-row>
        <table:table-row table:style-name="ro1">
          <table:table-cell table:formula="of:=[.F36]"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51]*[.B51]*[.C51]" office:value-type="float" office:value="0.1134" calcext:value-type="float">
            <text:p>0.1134</text:p>
          </table:table-cell>
          <table:table-cell table:number-columns-repeated="2"/>
        </table:table-row>
        <table:table-row table:style-name="ro1">
          <table:table-cell table:formula="of:=[.F36]"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52]*[.B52]*[.C52]" office:value-type="float" office:value="0.0042" calcext:value-type="float">
            <text:p>0.0042</text:p>
          </table:table-cell>
          <table:table-cell table:number-columns-repeated="2"/>
        </table:table-row>
        <table:table-row table:style-name="ro1">
          <table:table-cell table:formula="of:=[.F41]"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53]*[.B53]*[.C53]" office:value-type="float" office:value="0.0256" calcext:value-type="float">
            <text:p>0.0256</text:p>
          </table:table-cell>
          <table:table-cell table:number-columns-repeated="2"/>
        </table:table-row>
        <table:table-row table:style-name="ro1">
          <table:table-cell table:formula="of:=[.F41]"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54]*[.B54]*[.C54]" office:value-type="float" office:value="0.0384" calcext:value-type="float">
            <text:p>0.03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51:.F54])" office:value-type="float" office:value="0.1816" calcext:value-type="float">
            <text:p>0.181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approves</text:p>
          </table:table-cell>
          <table:table-cell table:number-columns-repeated="7"/>
        </table:table-row>
        <table:table-row table:style-name="ro1">
          <table:table-cell table:formula="of:=[.F36]"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58]*[.B58]*[.C58]" office:value-type="float" office:value="0.0189" calcext:value-type="float">
            <text:p>0.0189</text:p>
          </table:table-cell>
          <table:table-cell table:number-columns-repeated="2"/>
        </table:table-row>
        <table:table-row table:style-name="ro1">
          <table:table-cell table:formula="of:=[.F36]"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59]*[.B59]*[.C59]" office:value-type="float" office:value="0.0126" calcext:value-type="float">
            <text:p>0.0126</text:p>
          </table:table-cell>
          <table:table-cell table:number-columns-repeated="2"/>
        </table:table-row>
        <table:table-row table:style-name="ro1">
          <table:table-cell table:formula="of:=[.F41]"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60]*[.B60]*[.C60]" office:value-type="float" office:value="0.0256" calcext:value-type="float">
            <text:p>0.02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58:.F60])" office:value-type="float" office:value="0.0571" calcext:value-type="float">
            <text:p>0.057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ough pragmatists resign (later)</text:p>
          </table:table-cell>
          <table:table-cell table:number-columns-repeated="7"/>
        </table:table-row>
        <table:table-row table:style-name="ro1">
          <table:table-cell table:formula="of:=[.F31]" office:value-type="float" office:value="0.06" calcext:value-type="float">
            <text:p>0.0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64]*[.B64]"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table:formula="of:=[.F48]" office:value-type="float" office:value="0.1313" calcext:value-type="float">
            <text:p>0.1313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65]*[.B65]" office:value-type="float" office:value="0.03939" calcext:value-type="float">
            <text:p>0.03939</text:p>
          </table:table-cell>
          <table:table-cell table:number-columns-repeated="2"/>
        </table:table-row>
        <table:table-row table:style-name="ro1">
          <table:table-cell table:formula="of:=[.F55]" office:value-type="float" office:value="0.1816" calcext:value-type="float">
            <text:p>0.1816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66]*[.B66]" office:value-type="float" office:value="0.10896" calcext:value-type="float">
            <text:p>0.108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64:.F66])" office:value-type="float" office:value="0.20235" calcext:value-type="float">
            <text:p>0.2023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 (later)</text:p>
          </table:table-cell>
          <table:table-cell table:number-columns-repeated="7"/>
        </table:table-row>
        <table:table-row table:style-name="ro1">
          <table:table-cell table:formula="of:=[.F31]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70]*[.B70]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F48]" office:value-type="float" office:value="0.1313" calcext:value-type="float">
            <text:p>0.131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71]*[.B71]" office:value-type="float" office:value="0.09191" calcext:value-type="float">
            <text:p>0.09191</text:p>
          </table:table-cell>
          <table:table-cell table:number-columns-repeated="2"/>
        </table:table-row>
        <table:table-row table:style-name="ro1">
          <table:table-cell table:formula="of:=[.F55]" office:value-type="float" office:value="0.1816" calcext:value-type="float">
            <text:p>0.1816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72]*[.B72]" office:value-type="float" office:value="0.07264" calcext:value-type="float">
            <text:p>0.072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0:.F72])" office:value-type="float" office:value="0.17055" calcext:value-type="float">
            <text:p>0.1705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CO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Election</text:p>
          </table:table-cell>
          <table:table-cell table:number-columns-repeated="7"/>
        </table:table-row>
        <table:table-row table:style-name="ro1">
          <table:table-cell table:formula="of:=[.F8]" office:value-type="float" office:value="0.4" calcext:value-type="float">
            <text:p>0.4</text:p>
          </table:table-cell>
          <table:table-cell table:number-columns-repeated="4"/>
          <table:table-cell table:formula="of:=[.A7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formula="of:=[.F25]" office:value-type="float" office:value="0.06" calcext:value-type="float">
            <text:p>0.06</text:p>
          </table:table-cell>
          <table:table-cell table:number-columns-repeated="4"/>
          <table:table-cell table:formula="of:=[.A78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.F67]" office:value-type="float" office:value="0.20235" calcext:value-type="float">
            <text:p>0.20235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79]*[.B79]" office:value-type="float" office:value="0.182115" calcext:value-type="float">
            <text:p>0.182115</text:p>
          </table:table-cell>
          <table:table-cell/>
          <table:table-cell office:value-type="string" calcext:value-type="string">
            <text:p>ROUN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7:.F79])" office:value-type="float" office:value="0.642115" calcext:value-type="float">
            <text:p>0.642115</text:p>
          </table:table-cell>
          <table:table-cell table:formula="of:=[.F80]*100" office:value-type="float" office:value="64.2115" calcext:value-type="float">
            <text:p>64.21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7"/>
        </table:table-row>
        <table:table-row table:style-name="ro1">
          <table:table-cell table:formula="of:=[.F28]" office:value-type="float" office:value="0.01" calcext:value-type="float">
            <text:p>0.01</text:p>
          </table:table-cell>
          <table:table-cell table:number-columns-repeated="4"/>
          <table:table-cell table:formula="of:=[.A83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formula="of:=[.F11]" office:value-type="float" office:value="0.1" calcext:value-type="float">
            <text:p>0.1</text:p>
          </table:table-cell>
          <table:table-cell table:number-columns-repeated="4"/>
          <table:table-cell table:formula="of:=[.A8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formula="of:=[.F67]" office:value-type="float" office:value="0.20235" calcext:value-type="float">
            <text:p>0.2023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85]*[.B85]" office:value-type="float" office:value="0.020235" calcext:value-type="float">
            <text:p>0.0202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83:.F85])" office:value-type="float" office:value="0.130235" calcext:value-type="float">
            <text:p>0.130235</text:p>
          </table:table-cell>
          <table:table-cell table:formula="of:=[.F86]*100" office:value-type="float" office:value="13.0235" calcext:value-type="float">
            <text:p>13.02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formula="of:=[.F73]" office:value-type="float" office:value="0.17055" calcext:value-type="float">
            <text:p>0.1705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89]*[.B89]" office:value-type="float" office:value="0.119385" calcext:value-type="float">
            <text:p>0.119385</text:p>
          </table:table-cell>
          <table:table-cell table:formula="of:=[.F89]*100" office:value-type="float" office:value="11.9385" calcext:value-type="float">
            <text:p>11.93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</table:table-row>
        <table:table-row table:style-name="ro1">
          <table:table-cell table:formula="of:=[.F73]" office:value-type="float" office:value="0.17055" calcext:value-type="float">
            <text:p>0.1705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92]*[.B92]" office:value-type="float" office:value="0.051165" calcext:value-type="float">
            <text:p>0.051165</text:p>
          </table:table-cell>
          <table:table-cell table:formula="of:=[.F92]*100" office:value-type="float" office:value="5.1165" calcext:value-type="float">
            <text:p>5.1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</table:table-row>
        <table:table-row table:style-name="ro1">
          <table:table-cell table:formula="of:=[.F61]" office:value-type="float" office:value="0.0571" calcext:value-type="float">
            <text:p>0.0571</text:p>
          </table:table-cell>
          <table:table-cell table:number-columns-repeated="4"/>
          <table:table-cell table:formula="of:=[.A95]" office:value-type="float" office:value="0.0571" calcext:value-type="float">
            <text:p>0.0571</text:p>
          </table:table-cell>
          <table:table-cell table:formula="of:=[.F95]*100" office:value-type="float" office:value="5.71" calcext:value-type="float">
            <text:p>5.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80:.G95])" office:value-type="float" office:value="100" calcext:value-type="float">
            <text:p>100</text:p>
          </table:table-cell>
          <table:table-cell table:formula="of:=SUM([.H80:.H95])" office:value-type="float" office:value="100" calcext:value-type="float">
            <text:p>100</text:p>
          </table:table-cell>
        </table:table-row>
      </table:table>
      <table:table table:name="Crisis Later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nough pragmatists resig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formula="of:=[.A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formula="of:=[.A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solution, so election</text:p>
          </table:table-cell>
          <table:table-cell table:number-columns-repeated="7"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8]*[.B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etaker and PV</text:p>
          </table:table-cell>
          <table:table-cell table:number-columns-repeated="7"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1]*[.B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etaker and Deal</text:p>
          </table:table-cell>
          <table:table-cell table:number-columns-repeated="7"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4]*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7"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7]*[.B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ees it through to summer</text:p>
          </table:table-cell>
          <table:table-cell table:number-columns-repeated="7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number-columns-repeated="4"/>
          <table:table-cell table:formula="of:=[.A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F17]" office:value-type="float" office:value="0" calcext:value-type="float">
            <text:p>0</text:p>
          </table:table-cell>
          <table:table-cell table:number-columns-repeated="4"/>
          <table:table-cell table:formula="of:=[.A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0:.F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calls a GE</text:p>
          </table:table-cell>
          <table:table-cell table:number-columns-repeated="7"/>
        </table:table-row>
        <table:table-row table:style-name="ro1">
          <table:table-cell table:formula="of:=[.F22]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25]*[.B2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goes for PV</text:p>
          </table:table-cell>
          <table:table-cell table:number-columns-repeated="7"/>
        </table:table-row>
        <table:table-row table:style-name="ro1">
          <table:table-cell table:formula="of:=[.F22]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28]*[.B28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no serious effort</text:p>
          </table:table-cell>
          <table:table-cell table:number-columns-repeated="7"/>
        </table:table-row>
        <table:table-row table:style-name="ro1">
          <table:table-cell table:formula="of:=[.F22]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31]*[.B3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WA</text:p>
          </table:table-cell>
          <table:table-cell table:number-columns-repeated="7"/>
        </table:table-row>
        <table:table-row table:style-name="ro1">
          <table:table-cell table:formula="of:=[.F22]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34]*[.B3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formula="of:=[.F1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35]*[.B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4:.F35])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PD</text:p>
          </table:table-cell>
          <table:table-cell table:number-columns-repeated="7"/>
        </table:table-row>
        <table:table-row table:style-name="ro1">
          <table:table-cell table:formula="of:=[.F22]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39]*[.B39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formula="of:=[.F1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40]*[.B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9:.F40])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votes on Deal, rejects</text:p>
          </table:table-cell>
          <table:table-cell table:number-columns-repeated="7"/>
        </table:table-row>
        <table:table-row table:style-name="ro1">
          <table:table-cell table:formula="of:=[.F36]"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44]*[.B44]*[.C44]"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formula="of:=[.F36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45]*[.B45]*[.C45]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F41]" office:value-type="float" office:value="0.05" calcext:value-type="float">
            <text:p>0.0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[.A46]*[.B46]*[.C46]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formula="of:=[.F41]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47]*[.B47]*[.C47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44:.F47])" office:value-type="float" office:value="0.109" calcext:value-type="float">
            <text:p>0.10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doesn’t vote on Deal</text:p>
          </table:table-cell>
          <table:table-cell table:number-columns-repeated="7"/>
        </table:table-row>
        <table:table-row table:style-name="ro1">
          <table:table-cell table:formula="of:=[.F36]"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51]*[.B51]*[.C51]" office:value-type="float" office:value="0.162" calcext:value-type="float">
            <text:p>0.162</text:p>
          </table:table-cell>
          <table:table-cell table:number-columns-repeated="2"/>
        </table:table-row>
        <table:table-row table:style-name="ro1">
          <table:table-cell table:formula="of:=[.F36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52]*[.B52]*[.C52]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F41]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53]*[.B53]*[.C53]"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formula="of:=[.F41]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54]*[.B54]*[.C54]"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51:.F54])" office:value-type="float" office:value="0.188" calcext:value-type="float">
            <text:p>0.18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approves</text:p>
          </table:table-cell>
          <table:table-cell table:number-columns-repeated="7"/>
        </table:table-row>
        <table:table-row table:style-name="ro1">
          <table:table-cell table:formula="of:=[.F36]"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58]*[.B58]*[.C58]"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table:formula="of:=[.F36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59]*[.B59]*[.C59]"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 table:formula="of:=[.F41]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60]*[.B60]*[.C60]"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58:.F60])"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ough pragmatists resign (later)</text:p>
          </table:table-cell>
          <table:table-cell table:number-columns-repeated="7"/>
        </table:table-row>
        <table:table-row table:style-name="ro1">
          <table:table-cell table:formula="of:=[.F31]"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64]*[.B64]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table:formula="of:=[.F48]" office:value-type="float" office:value="0.109" calcext:value-type="float">
            <text:p>0.10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65]*[.B65]" office:value-type="float" office:value="0.0327" calcext:value-type="float">
            <text:p>0.0327</text:p>
          </table:table-cell>
          <table:table-cell table:number-columns-repeated="2"/>
        </table:table-row>
        <table:table-row table:style-name="ro1">
          <table:table-cell table:formula="of:=[.F55]" office:value-type="float" office:value="0.188" calcext:value-type="float">
            <text:p>0.188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66]*[.B66]" office:value-type="float" office:value="0.1128" calcext:value-type="float">
            <text:p>0.11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64:.F66])" office:value-type="float" office:value="0.4155" calcext:value-type="float">
            <text:p>0.415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 (later)</text:p>
          </table:table-cell>
          <table:table-cell table:number-columns-repeated="7"/>
        </table:table-row>
        <table:table-row table:style-name="ro1">
          <table:table-cell table:formula="of:=[.F31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70]*[.B70]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table:formula="of:=[.F48]" office:value-type="float" office:value="0.109" calcext:value-type="float">
            <text:p>0.109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71]*[.B71]" office:value-type="float" office:value="0.0763" calcext:value-type="float">
            <text:p>0.0763</text:p>
          </table:table-cell>
          <table:table-cell table:number-columns-repeated="2"/>
        </table:table-row>
        <table:table-row table:style-name="ro1">
          <table:table-cell table:formula="of:=[.F55]" office:value-type="float" office:value="0.188" calcext:value-type="float">
            <text:p>0.188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72]*[.B72]" office:value-type="float" office:value="0.0752" calcext:value-type="float">
            <text:p>0.07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0:.F72])" office:value-type="float" office:value="0.1815" calcext:value-type="float">
            <text:p>0.181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CO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Election</text:p>
          </table:table-cell>
          <table:table-cell table:number-columns-repeated="7"/>
        </table:table-row>
        <table:table-row table:style-name="ro1">
          <table:table-cell table:formula="of:=[.F8]" office:value-type="float" office:value="0" calcext:value-type="float">
            <text:p>0</text:p>
          </table:table-cell>
          <table:table-cell table:number-columns-repeated="4"/>
          <table:table-cell table:formula="of:=[.A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F25]" office:value-type="float" office:value="0.3" calcext:value-type="float">
            <text:p>0.3</text:p>
          </table:table-cell>
          <table:table-cell table:number-columns-repeated="4"/>
          <table:table-cell table:formula="of:=[.A7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formula="of:=[.F67]" office:value-type="float" office:value="0.4155" calcext:value-type="float">
            <text:p>0.4155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79]*[.B79]" office:value-type="float" office:value="0.37395" calcext:value-type="float">
            <text:p>0.37395</text:p>
          </table:table-cell>
          <table:table-cell/>
          <table:table-cell office:value-type="string" calcext:value-type="string">
            <text:p>ROUN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7:.F79])" office:value-type="float" office:value="0.67395" calcext:value-type="float">
            <text:p>0.67395</text:p>
          </table:table-cell>
          <table:table-cell table:formula="of:=[.F80]*100" office:value-type="float" office:value="67.395" calcext:value-type="float">
            <text:p>67.3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7"/>
        </table:table-row>
        <table:table-row table:style-name="ro1">
          <table:table-cell table:formula="of:=[.F28]" office:value-type="float" office:value="0.05" calcext:value-type="float">
            <text:p>0.05</text:p>
          </table:table-cell>
          <table:table-cell table:number-columns-repeated="4"/>
          <table:table-cell table:formula="of:=[.A83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formula="of:=[.F11]" office:value-type="float" office:value="0" calcext:value-type="float">
            <text:p>0</text:p>
          </table:table-cell>
          <table:table-cell table:number-columns-repeated="4"/>
          <table:table-cell table:formula="of:=[.A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F67]" office:value-type="float" office:value="0.4155" calcext:value-type="float">
            <text:p>0.415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85]*[.B85]" office:value-type="float" office:value="0.04155" calcext:value-type="float">
            <text:p>0.041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83:.F85])" office:value-type="float" office:value="0.09155" calcext:value-type="float">
            <text:p>0.09155</text:p>
          </table:table-cell>
          <table:table-cell table:formula="of:=[.F86]*100" office:value-type="float" office:value="9.155" calcext:value-type="float">
            <text:p>9.1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formula="of:=[.F73]" office:value-type="float" office:value="0.1815" calcext:value-type="float">
            <text:p>0.181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89]*[.B89]" office:value-type="float" office:value="0.12705" calcext:value-type="float">
            <text:p>0.12705</text:p>
          </table:table-cell>
          <table:table-cell table:formula="of:=[.F89]*100" office:value-type="float" office:value="12.705" calcext:value-type="float">
            <text:p>12.7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</table:table-row>
        <table:table-row table:style-name="ro1">
          <table:table-cell table:formula="of:=[.F73]" office:value-type="float" office:value="0.1815" calcext:value-type="float">
            <text:p>0.181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92]*[.B92]" office:value-type="float" office:value="0.05445" calcext:value-type="float">
            <text:p>0.05445</text:p>
          </table:table-cell>
          <table:table-cell table:formula="of:=[.F92]*100" office:value-type="float" office:value="5.445" calcext:value-type="float">
            <text:p>5.4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</table:table-row>
        <table:table-row table:style-name="ro1">
          <table:table-cell table:formula="of:=[.F61]" office:value-type="float" office:value="0.053" calcext:value-type="float">
            <text:p>0.053</text:p>
          </table:table-cell>
          <table:table-cell table:number-columns-repeated="4"/>
          <table:table-cell table:formula="of:=[.A95]" office:value-type="float" office:value="0.053" calcext:value-type="float">
            <text:p>0.053</text:p>
          </table:table-cell>
          <table:table-cell table:formula="of:=[.F95]*100"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80:.G95])" office:value-type="float" office:value="100" calcext:value-type="float">
            <text:p>100</text:p>
          </table:table-cell>
          <table:table-cell table:formula="of:=SUM([.H80:.H9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09:31:35.135811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7-11T09:57:43.187690911</meta:creation-date>
    <meta:generator>LibreOffice/6.2.0.3$MacOSX_X86_64 LibreOffice_project/98c6a8a1c6c7b144ce3cc729e34964b47ce25d62</meta:generator>
    <dc:date>2019-07-15T18:56:37.203397658</dc:date>
    <dc:creator>Jon Worth</dc:creator>
    <meta:editing-duration>P2DT10H13M16S</meta:editing-duration>
    <meta:editing-cycles>7</meta:editing-cycles>
    <meta:document-statistic meta:table-count="3" meta:cell-count="546" meta:object-count="0"/>
  </office:meta>
</office:document-meta>
</file>